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8-1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7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4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4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2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2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4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2-0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4-01-1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3-11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3-08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3-04-1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3-01-1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2-10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2-07-13 0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2-05-3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2-04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2-01-1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1-09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1-06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1-03-2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0-11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0-08-1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0-04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20-01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9-10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9-07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9-04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9-01-1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8-10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8-07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8-04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8-01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7-10-1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7-07-1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7-04-1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7-01-1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6-10-1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6-07-1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6-04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6-01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5-11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5-10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5-07-1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5-04-1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5-01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4-10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4-07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4-04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4-01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3-10-1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3-07-1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3-04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3-01-1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2-10-1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2-07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2-04-11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2-01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1-10-1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1-07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1-04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1-01-1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0-10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0-07-1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10-04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9-10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9-07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9-04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9-01-2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8-10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8-07-1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8-04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8-01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7-10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7-07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7-04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7-01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6-10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6-04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6-01-1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5-10-1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5-07-1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5-04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5-01-1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11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10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9-1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8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7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6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4-0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3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2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4-01-1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12-1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11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10-1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9-1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8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7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6-1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5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4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3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2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3-01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12-1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11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10-1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9-1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8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5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4-1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3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2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2-01-1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12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11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10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9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8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7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6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5-1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4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3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2-1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1-01-1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12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11-1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10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9-2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8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7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6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5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4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3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2000-01-1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12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11-0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9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8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7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6-1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4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3-1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9-02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12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1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9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9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7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6-0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5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90-0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11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10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06-1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03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03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02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12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11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10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8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7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6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5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8-02-1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7-12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7-11-0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7-09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7-08-0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7-06-1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i24-06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197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6" meta:object-count="0"/>
    <meta:user-defined meta:name="AppVersion">3.0</meta:user-defined>
  </office:meta>
</office:document-meta>
</file>